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ce style:name="Lohit Devanagari1" svg:font-family="'Lohit Devanagari'"/>
    <style:font-face style:name="Times New Roman" svg:font-family="'Times New Roman'"/>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a81cb" officeooo:paragraph-rsid="000a81cb"/>
    </style:style>
    <style:style style:name="P2" style:family="paragraph" style:parent-style-name="Text_20_body" style:list-style-name="L3">
      <style:text-properties officeooo:rsid="000a81cb" officeooo:paragraph-rsid="000a81cb"/>
    </style:style>
    <style:style style:name="P3" style:family="paragraph" style:parent-style-name="Text_20_body" style:list-style-name="L3">
      <style:text-properties officeooo:paragraph-rsid="000a81cb"/>
    </style:style>
    <style:style style:name="P4" style:family="paragraph" style:parent-style-name="Text_20_body">
      <style:paragraph-properties fo:margin-top="0cm" fo:margin-bottom="0cm" loext:contextual-spacing="false" fo:line-height="138%" style:writing-mode="lr-tb"/>
      <style:text-properties fo:font-variant="normal" fo:text-transform="none" fo:color="#222222" style:text-line-through-style="none" style:text-line-through-type="none" style:font-name="Georgia" fo:font-size="10.5pt" fo:font-style="normal" style:text-underline-style="none" fo:font-weight="normal" style:text-blinking="false" fo:background-color="#ffffff"/>
    </style:style>
    <style:style style:name="P5" style:family="paragraph" style:parent-style-name="Text_20_body" style:list-style-name="L3">
      <style:paragraph-properties fo:margin-top="0cm" fo:margin-bottom="0cm" loext:contextual-spacing="false" fo:line-height="138%" style:writing-mode="lr-tb"/>
      <style:text-properties fo:font-variant="normal" fo:text-transform="none" fo:color="#222222" style:text-line-through-style="none" style:text-line-through-type="none" style:font-name="Georgia" fo:font-size="10.5pt" fo:font-style="normal" style:text-underline-style="none" fo:font-weight="normal" officeooo:rsid="000a81cb" officeooo:paragraph-rsid="000a81cb" style:text-blinking="false" fo:background-color="#ffffff"/>
    </style:style>
    <style:style style:name="P6" style:family="paragraph" style:parent-style-name="Text_20_body" style:list-style-name="L3">
      <style:paragraph-properties fo:margin-top="0cm" fo:margin-bottom="0cm" loext:contextual-spacing="false" fo:line-height="138%" style:writing-mode="lr-tb"/>
      <style:text-properties fo:font-variant="normal" fo:text-transform="none" fo:color="#222222" style:text-line-through-style="none" style:text-line-through-type="none" style:font-name="Georgia" fo:font-size="10.5pt" fo:font-style="normal" style:text-underline-style="none" fo:font-weight="normal" officeooo:rsid="000a81cb" officeooo:paragraph-rsid="000bbfc1" style:text-blinking="false" fo:background-color="#ffffff"/>
    </style:style>
    <style:style style:name="P7" style:family="paragraph" style:parent-style-name="Text_20_body">
      <style:paragraph-properties fo:margin-top="0cm" fo:margin-bottom="0cm" loext:contextual-spacing="false" fo:line-height="138%" style:writing-mode="lr-tb"/>
    </style:style>
    <style:style style:name="P8" style:family="paragraph" style:parent-style-name="Text_20_body">
      <style:paragraph-properties fo:margin-top="0cm" fo:margin-bottom="0cm" loext:contextual-spacing="false" fo:line-height="138%" style:writing-mode="lr-tb"/>
      <style:text-properties officeooo:paragraph-rsid="000d3427"/>
    </style:style>
    <style:style style:name="P9" style:family="paragraph" style:parent-style-name="Text_20_body">
      <style:paragraph-properties fo:margin-top="0cm" fo:margin-bottom="0cm" loext:contextual-spacing="false" fo:line-height="138%" style:writing-mode="lr-tb"/>
      <style:text-properties fo:font-variant="normal" fo:text-transform="none" fo:color="#222222" style:text-line-through-style="none" style:text-line-through-type="none" style:font-name="Georgia" fo:font-size="10.5pt" fo:font-style="normal" style:text-underline-style="none" fo:font-weight="normal" style:text-blinking="false" fo:background-color="#ffffff"/>
    </style:style>
    <style:style style:name="P10" style:family="paragraph" style:parent-style-name="Text_20_body" style:list-style-name="L1">
      <style:paragraph-properties fo:margin-top="0cm" fo:margin-bottom="0cm" loext:contextual-spacing="false" fo:line-height="138%" style:writing-mode="lr-tb"/>
      <style:text-properties fo:font-variant="normal" fo:text-transform="none" fo:color="#222222" style:text-line-through-style="none" style:text-line-through-type="none" style:font-name="Georgia" fo:font-size="10.5pt" fo:font-style="normal" style:text-underline-style="none" fo:font-weight="normal" style:text-blinking="false" fo:background-color="#ffffff"/>
    </style:style>
    <style:style style:name="P11" style:family="paragraph" style:parent-style-name="Text_20_body" style:list-style-name="L1">
      <style:paragraph-properties fo:margin-top="0cm" fo:margin-bottom="0cm" loext:contextual-spacing="false" fo:line-height="138%" style:writing-mode="lr-tb"/>
      <style:text-properties fo:font-variant="normal" fo:text-transform="none" fo:color="#222222" style:text-line-through-style="none" style:text-line-through-type="none" style:font-name="Georgia" fo:font-size="10.5pt" fo:font-style="normal" style:text-underline-style="none" fo:font-weight="normal" officeooo:paragraph-rsid="000bbfc1" style:text-blinking="false" fo:background-color="#ffffff"/>
    </style:style>
    <style:style style:name="P12" style:family="paragraph" style:parent-style-name="Text_20_body">
      <style:paragraph-properties fo:line-height="138%" style:writing-mode="lr-tb"/>
    </style:style>
    <style:style style:name="P13" style:family="paragraph" style:parent-style-name="Subtitle">
      <style:text-properties officeooo:paragraph-rsid="000d3427"/>
    </style:style>
    <style:style style:name="T1" style:family="text">
      <style:text-properties fo:font-variant="normal" fo:text-transform="none" fo:color="#1155cc" style:text-line-through-style="none" style:text-line-through-type="none" style:font-name="Georgia" fo:font-size="10.5pt" fo:font-style="normal" style:text-underline-style="solid" style:text-underline-width="auto" style:text-underline-color="font-color" fo:font-weight="normal" style:text-blinking="false" fo:background-color="#ffffff" loext:char-shading-value="0"/>
    </style:style>
    <style:style style:name="T2" style:family="text">
      <style:text-properties fo:font-variant="normal" fo:text-transform="none" fo:color="#222222" style:text-line-through-style="none" style:text-line-through-type="none" style:font-name="Georgia" fo:font-size="10.5pt" fo:font-style="normal" style:text-underline-style="none" fo:font-weight="normal" style:text-blinking="false" fo:background-color="#ffffff" loext:char-shading-value="0"/>
    </style:style>
    <style:style style:name="T3" style:family="text">
      <style:text-properties fo:font-variant="normal" fo:text-transform="none" fo:color="#222222" style:text-line-through-style="none" style:text-line-through-type="none" style:font-name="Georgia" fo:font-size="10.5pt" fo:font-style="normal" style:text-underline-style="none" fo:font-weight="normal" officeooo:rsid="000d3427" style:text-blinking="false" fo:background-color="#ffffff" loext:char-shading-value="0"/>
    </style:style>
    <style:style style:name="T4" style:family="text">
      <style:text-properties fo:font-variant="normal" fo:text-transform="none" fo:color="#222222" style:text-line-through-style="none" style:text-line-through-type="none" style:font-name="Georgia" fo:font-size="10.5pt" fo:font-style="italic" style:text-underline-style="none" fo:font-weight="normal" officeooo:rsid="000d3427" style:text-blinking="false" fo:background-color="#ffffff" loext:char-shading-value="0" style:font-style-asian="italic" style:font-style-complex="italic"/>
    </style:style>
    <style:style style:name="T5" style:family="text">
      <style:text-properties fo:font-variant="normal" fo:text-transform="none" fo:color="#222222" style:text-line-through-style="none" style:text-line-through-type="none" style:font-name="Georgia" fo:font-size="10.5pt" fo:language="en" fo:country="US" style:text-underline-style="none" officeooo:rsid="000d3427" style:text-blinking="false" fo:background-color="#ffffff" loext:char-shading-value="0"/>
    </style:style>
    <style:style style:name="T6" style:family="text">
      <style:text-properties fo:font-variant="normal" fo:text-transform="none" fo:color="#222222" style:text-line-through-style="none" style:text-line-through-type="none" style:font-name="Georgia" fo:font-size="10.5pt" style:text-underline-style="none" officeooo:rsid="000d3427" style:text-blinking="false" fo:background-color="#ffffff" loext:char-shading-value="0"/>
    </style:style>
    <style:style style:name="T7" style:family="text">
      <style:text-properties fo:font-variant="normal" fo:text-transform="none" fo:color="#222222" style:text-line-through-style="none" style:text-line-through-type="none" style:text-underline-style="none" style:text-blinking="false" fo:background-color="#ffffff" loext:char-shading-value="0"/>
    </style:style>
    <style:style style:name="T8" style:family="text">
      <style:text-properties fo:color="#1155cc" style:text-underline-style="solid" style:text-underline-width="auto" style:text-underline-color="font-color"/>
    </style:style>
    <style:style style:name="T9" style:family="text">
      <style:text-properties officeooo:rsid="000a81cb"/>
    </style:style>
    <style:style style:name="T10" style:family="text">
      <style:text-properties officeooo:rsid="000bbfc1"/>
    </style:style>
    <style:style style:name="T11" style:family="text">
      <style:text-properties officeooo:rsid="000d3427"/>
    </style:style>
    <style:style style:name="T12" style:family="text">
      <style:text-properties fo:language="en" fo:country="US"/>
    </style:style>
    <style:style style:name="T13" style:family="text">
      <style:text-properties fo:language="en" fo:country="US" fo:font-style="italic" style:font-style-asian="italic" style:font-style-complex="italic"/>
    </style:style>
    <style:style style:name="T14" style:family="text">
      <style:text-properties fo:font-style="italic" officeooo:rsid="000d3427" style:font-style-asian="italic" style:font-style-complex="italic"/>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nalysis of selected Newspaper-Homepages in the period of the <text:span text:style-name="T11">A</text:span>rab spring through computational explorativ<text:span text:style-name="T9">e</text:span> text analysis</text:p>
      <text:p text:style-name="P13"><text:span text:style-name="T11">University Leipzig, </text:span>University of Maryland</text:p>
      <text:p text:style-name="P4"><text:tab/><text:tab/><text:tab/><text:span text:style-name="T14">John Mathena, Tobias Wenzel, Aysha Khan, Jacob</text:span></text:p>
      <text:p text:style-name="P8"><text:span text:style-name="T2"><text:tab/><text:tab/></text:span><text:bookmark text:name="tw-target-text"/><text:span text:style-name="T13">supervising: </text:span><text:span text:style-name="Emphasis"><text:span text:style-name="Strong_20_Emphasis"><text:span text:style-name="T5">Dr. Matthew Thomas Miller</text:span></text:span></text:span><text:span text:style-name="T4">, </text:span><text:span text:style-name="Emphasis"><text:span text:style-name="Strong_20_Emphasis"><text:span text:style-name="T6">Dr. Maxim Romanov</text:span></text:span></text:span></text:p>
      <text:p text:style-name="P4"><text:tab/><text:tab/><text:tab/><text:tab/></text:p>
      <text:p text:style-name="Text_20_body"><text:span text:style-name="T9">Abstract (?)</text:span><text:span text:style-name="T2">: To analyze the changes in the topic coverage of the major newspapers in various countries during the Arab Spring.   The goal is to analyze the coverage during the Arab Spring from country to country based on the type of newspaper and the frequency of which they covered certain topics.    </text:span></text:p>
      <text:h text:style-name="Heading_20_1" text:outline-level="1">Proposal</text:h>
      <text:p text:style-name="Text_20_body"><text:s/>The goal of our project is to analyze different news sources over the course of the Arab Spring in order to identify different trends and patterns in terms of their topic coverage.  Our group is focusing on the major newspapers found in different countries in the Arab world so that we can compare the relationship between the occurrence of the Arab Spring in each country with the news coverage that ensued. </text:p>
      <text:p text:style-name="Text_20_body"><text:s/>Since the Arab Spring had a unique impact on each country in the Arab world an analysis of the news in each country will provide a perspective on that impact.  Our group will analyze data from December 2010 until May 2011 so that we have a solid representation of the news coverage in each country throughout the duration of the Arab Spring.</text:p>
      <text:p text:style-name="Text_20_body"><text:s/>The methodologies that we intend to examine our data with are most frequent word counts along with different types of topic modeling [LDAvis package in R or ToPan, a browser GUI for topic modeling via R]. These types of data analysis will allow us to see the coverage of the topics that were most prominent in each country throughout the course of the Arab Spring.  While doing so we should be able to see the different trends and shifts in the news coverage that occurred in each country. We will have a large data pool that will allow us to identify these trends and different forms of visualization will allow us to understand the importance of each topic that was covered by the major news sources and how relative these topics were to other countries at the same point in time. Ultimately, we intend to have a poignant and interesting project that tracks the shifts and trends in news coverage in multiple countries during the Arab Spring. </text:p>
      <text:p text:style-name="Text_20_body">Add details on countries and each paper</text:p>
      <text:p text:style-name="Text_20_body">Exact details on data size</text:p>
      <text:h text:style-name="Heading_20_1" text:outline-level="1"><text:soft-page-break/>Timeline</text:h>
      <text:p text:style-name="P4"/>
      <text:list xml:id="list1667839244468796632" text:style-name="L1">
        <text:list-item>
          <text:list>
            <text:list-header>
              <text:p text:style-name="P10">11/22 – <text:span text:style-name="T10">Writing the </text:span>Proposal. <text:span text:style-name="T10">Applying explorative </text:span>data analysis <text:span text:style-name="T10">to the newspaper-corpora in the given timeframe and</text:span> create visualizations, <text:span text:style-name="T10">topic modelling and most frequent word analysis.</text:span> <text:span text:style-name="T10">Doing background-research on media and the Arab Spring.</text:span></text:p>
              <text:p text:style-name="P11">11/28 – <text:span text:style-name="T10">At this point the explorative data analysis should be done </text:span>and visualized. <text:span text:style-name="T10">St</text:span></text:p>
              <text:p text:style-name="P10">12/5 - Data examination and analysis, <text:span text:style-name="T10">i.e. comparing the results of the different newspaper-corpora against each other and find tendecies. At this point we have to </text:span>start working on final paper. <text:span text:style-name="T10">Additionally we want to have</text:span> <text:span text:style-name="T10">the </text:span>D3 visualization <text:span text:style-name="T10">done, i.e. a calender-like visualision of the topics we have.</text:span></text:p>
              <text:p text:style-name="P10">12/12- Final stages of final paper. </text:p>
            </text:list-header>
          </text:list>
        </text:list-item>
      </text:list>
      <text:p text:style-name="P4"/>
      <text:p text:style-name="P4"/>
      <text:h text:style-name="Heading_20_1" text:outline-level="1">Tasklist</text:h>
      <text:list xml:id="list154854423319380" text:continue-numbering="true" text:style-name="L1">
        <text:list-header>
          <text:p text:style-name="P10"/>
          <text:list text:continue-numbering="true">
            <text:list-item>
              <text:p text:style-name="P10">John: Most frequent word count analysis and stop words</text:p>
            </text:list-item>
            <text:list-item>
              <text:p text:style-name="P10">Tobias: Visualizations with R, IT support, formatting, code-documentation <text:span text:style-name="T11">and technical research</text:span></text:p>
            </text:list-item>
            <text:list-item>
              <text:p text:style-name="P10">Aysha: Background research on media and Arab Spring, help with writing the final paper</text:p>
            </text:list-item>
            <text:list-item>
              <text:p text:style-name="P10">Jacob: Stopwords and analysis, finalize project proposal, help with writing final paper</text:p>
            </text:list-item>
          </text:list>
        </text:list-header>
      </text:list>
      <text:p text:style-name="P12"/>
      <text:p text:style-name="P4"/>
      <text:p text:style-name="P12"/>
      <text:h text:style-name="Heading_20_1" text:outline-level="1">Sources</text:h>
      <text:p text:style-name="P1">Here are some of the sources we are using:</text:p>
      <text:list xml:id="list6710458270452078786" text:style-name="L3">
        <text:list-item>
          <text:p text:style-name="P2">For topic modelling and visualisation:</text:p>
          <text:list>
            <text:list-item>
              <text:p text:style-name="P2"><text:s/><text:a xlink:type="simple" xlink:href="https://github.com/ThomasK81/ToPan" text:style-name="Internet_20_link" text:visited-style-name="Visited_20_Internet_20_Link">https://github.com/ThomasK81/ToPan</text:a></text:p>
            </text:list-item>
            <text:list-item>
              <text:p text:style-name="P2">Matt‘s script which uses similar packages like LDAvis.</text:p>
            </text:list-item>
            <text:list-item>
              <text:p text:style-name="P5">LDAvis: <text:a xlink:type="simple" xlink:href="https://cran.r-project.org/web/packages/LDAvis/README.html" text:style-name="Internet_20_link" text:visited-style-name="Visited_20_Internet_20_Link">https://cran.r-project.org/web/packages/LDAvis/README.html</text:a></text:p>
            </text:list-item>
            <text:list-item>
              <text:p text:style-name="P6"><text:a xlink:type="simple" xlink:href="https://de.dariah.eu/tatom/topic_model_visualization.html" text:style-name="Internet_20_link" text:visited-style-name="Visited_20_Internet_20_Link"><text:span text:style-name="T8">https://de.dariah.eu/tatom/topic_model_visualization.html</text:span></text:a></text:p>
            </text:list-item>
            <text:list-item>
              <text:p text:style-name="P6">https://www.r-bloggers.com/plugging-hierarchical-data-from-r-into-d3/</text:p>
            </text:list-item>
          </text:list>
          <text:p text:style-name="P2"/>
        </text:list-item>
        <text:list-item>
          <text:p text:style-name="P2"><text:soft-page-break/>Stemming and removal of stop-words</text:p>
          <text:list>
            <text:list-item>
              <text:p text:style-name="P3"><text:a xlink:type="simple" xlink:href="https://cran.r-project.org/web/packages/arabicStemR/index.html" text:style-name="Internet_20_link" text:visited-style-name="Visited_20_Internet_20_Link"><text:span text:style-name="T9">https://cran.r-project.org/web/packages/arabicStemR/index.html</text:span></text:a></text:p>
            </text:list-item>
            <text:list-item>
              <text:p text:style-name="P3"><text:a xlink:type="simple" xlink:href="https://sites.google.com/site/kevinbouge/stopwords-lists" text:style-name="Internet_20_link" text:visited-style-name="Visited_20_Internet_20_Link"><text:span text:style-name="T1">https://sites.google.com/site/kevinbouge/stopwords-lists</text:span></text:a><text:span text:style-name="T7"> </text:span></text:p>
            </text:list-item>
          </text:list>
        </text:list-item>
      </text:list>
      <text:p text:style-name="P7"><text:span text:style-name="T2"/></text:p>
      <text:p text:style-name="P4"/>
      <text:p text:style-name="P4"/>
      <text:p text:style-name="P7"><text:span text:style-name="T1"/></text:p>
      <text:p text:style-name="P12"/>
      <text:p text:style-name="P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ce style:name="Lohit Devanagari1" svg:font-family="'Lohit Devanagari'"/>
    <style:font-face style:name="Times New Roman" svg:font-family="'Times New Roman'"/>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2T14:45:59.289537246</meta:creation-date>
    <dc:date>2016-11-22T15:16:06.997977754</dc:date>
    <meta:editing-duration>PT8M36S</meta:editing-duration>
    <meta:editing-cycles>1</meta:editing-cycles>
    <meta:generator>LibreOffice/5.1.4.2$Linux_X86_64 LibreOffice_project/10m0$Build-2</meta:generator>
    <meta:document-statistic meta:table-count="0" meta:image-count="0" meta:object-count="0" meta:page-count="3" meta:paragraph-count="34" meta:word-count="599" meta:character-count="3897" meta:non-whitespace-character-count="3316"/>
  </office:meta>
</office:document-meta>
</file>